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bfaf" officeooo:paragraph-rsid="0007bfaf"/>
    </style:style>
    <style:style style:name="P2" style:family="paragraph" style:parent-style-name="Standard">
      <style:paragraph-properties fo:text-align="center" style:justify-single-word="false"/>
      <style:text-properties style:font-name="Liberation Sans" fo:font-size="22pt" fo:font-weight="bold" officeooo:rsid="0007bfaf" officeooo:paragraph-rsid="0007bfaf"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07bfaf" officeooo:paragraph-rsid="0007bfaf"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ans" fo:font-size="14pt" fo:font-weight="bold" officeooo:rsid="001524ad" officeooo:paragraph-rsid="0007bfaf"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ans" fo:font-size="14pt" fo:font-weight="normal" officeooo:rsid="0007bfaf" officeooo:paragraph-rsid="0007bfa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ans" fo:font-size="14pt" fo:font-weight="normal" officeooo:rsid="0007bfaf" officeooo:paragraph-rsid="000f325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ans" fo:font-size="14pt" fo:font-weight="normal" officeooo:rsid="00093c21" officeooo:paragraph-rsid="00093c2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ans" fo:font-size="14pt" fo:font-weight="normal" officeooo:rsid="00093c21" officeooo:paragraph-rsid="000f325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ans" fo:font-size="14pt" fo:font-weight="normal" officeooo:rsid="000a4826" officeooo:paragraph-rsid="000adad4"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Liberation Sans" fo:font-size="14pt" fo:font-weight="normal" officeooo:rsid="000adad4" officeooo:paragraph-rsid="000adad4"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ans" fo:font-size="14pt" fo:font-weight="normal" officeooo:rsid="000f3257" officeooo:paragraph-rsid="000f325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10576e" officeooo:paragraph-rsid="0010576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10b0f8" officeooo:paragraph-rsid="0010b0f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1152cc" officeooo:paragraph-rsid="001152cc" style:font-size-asian="14pt" style:font-weight-asian="normal" style:font-size-complex="14pt" style:font-weight-complex="normal"/>
    </style:style>
    <style:style style:name="P15" style:family="paragraph" style:parent-style-name="Standard" style:list-style-name="L11">
      <style:paragraph-properties fo:text-align="start" style:justify-single-word="false"/>
      <style:text-properties style:font-name="Liberation Sans" fo:font-size="14pt" fo:font-weight="normal" officeooo:rsid="001152cc" officeooo:paragraph-rsid="001152cc" style:font-size-asian="14pt" style:font-weight-asian="normal" style:font-size-complex="14pt" style:font-weight-complex="normal"/>
    </style:style>
    <style:style style:name="P16" style:family="paragraph" style:parent-style-name="Standard" style:list-style-name="L12">
      <style:paragraph-properties fo:text-align="start" style:justify-single-word="false"/>
      <style:text-properties style:font-name="Liberation Sans" fo:font-size="14pt" fo:font-weight="normal" officeooo:rsid="001152cc" officeooo:paragraph-rsid="001152c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123a7a" officeooo:paragraph-rsid="00123a7a" style:font-size-asian="14pt" style:font-weight-asian="normal" style:font-size-complex="14pt" style:font-weight-complex="normal"/>
    </style:style>
    <style:style style:name="P18" style:family="paragraph" style:parent-style-name="Standard" style:list-style-name="L13">
      <style:paragraph-properties fo:text-align="start" style:justify-single-word="false"/>
      <style:text-properties style:font-name="Liberation Sans" fo:font-size="14pt" fo:font-weight="normal" officeooo:rsid="00123a7a" officeooo:paragraph-rsid="00123a7a"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13328a" officeooo:paragraph-rsid="0013328a" style:font-size-asian="14pt" style:font-weight-asian="normal" style:font-size-complex="14pt" style:font-weight-complex="normal"/>
    </style:style>
    <style:style style:name="P20" style:family="paragraph" style:parent-style-name="Standard" style:list-style-name="L14">
      <style:paragraph-properties fo:text-align="start" style:justify-single-word="false"/>
      <style:text-properties style:font-name="Liberation Sans" fo:font-size="14pt" fo:font-weight="normal" officeooo:rsid="00134317" officeooo:paragraph-rsid="00134317"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ans" fo:font-size="14pt" fo:font-weight="normal" officeooo:rsid="00134317" officeooo:paragraph-rsid="00134317"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ans" fo:font-size="12pt" fo:font-weight="bold" officeooo:rsid="0007bfaf" officeooo:paragraph-rsid="0007bfa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ans" fo:font-size="12pt" fo:font-weight="normal" officeooo:rsid="0007bfaf" officeooo:paragraph-rsid="0007bfa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ans" fo:font-size="12pt" fo:font-weight="normal" officeooo:rsid="0007bfaf" officeooo:paragraph-rsid="000f3257"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officeooo:paragraph-rsid="00093c21"/>
    </style:style>
    <style:style style:name="P26" style:family="paragraph" style:parent-style-name="Standard">
      <style:paragraph-properties fo:text-align="start" style:justify-single-word="false"/>
      <style:text-properties officeooo:paragraph-rsid="000f3257"/>
    </style:style>
    <style:style style:name="P27" style:family="paragraph" style:parent-style-name="Standard" style:list-style-name="L8">
      <style:paragraph-properties fo:text-align="start" style:justify-single-word="false"/>
      <style:text-properties officeooo:paragraph-rsid="000f3257"/>
    </style:style>
    <style:style style:name="P28" style:family="paragraph" style:parent-style-name="Standard">
      <style:paragraph-properties fo:text-align="start" style:justify-single-word="false"/>
      <style:text-properties officeooo:rsid="000adad4" officeooo:paragraph-rsid="000c8b7a"/>
    </style:style>
    <style:style style:name="P29" style:family="paragraph" style:parent-style-name="Standard" style:list-style-name="L2">
      <style:paragraph-properties fo:text-align="start" style:justify-single-word="false"/>
      <style:text-properties officeooo:rsid="000c8b7a" officeooo:paragraph-rsid="000c8b7a"/>
    </style:style>
    <style:style style:name="P30" style:family="paragraph" style:parent-style-name="Standard">
      <style:paragraph-properties fo:text-align="start" style:justify-single-word="false"/>
      <style:text-properties officeooo:rsid="000c8b7a" officeooo:paragraph-rsid="000c8b7a"/>
    </style:style>
    <style:style style:name="P31" style:family="paragraph" style:parent-style-name="Standard">
      <style:paragraph-properties fo:text-align="start" style:justify-single-word="false"/>
      <style:text-properties officeooo:rsid="000e54ea" officeooo:paragraph-rsid="000e54ea"/>
    </style:style>
    <style:style style:name="P32" style:family="paragraph" style:parent-style-name="Standard" style:list-style-name="L3">
      <style:paragraph-properties fo:text-align="start" style:justify-single-word="false"/>
      <style:text-properties officeooo:rsid="000e54ea" officeooo:paragraph-rsid="000e54ea"/>
    </style:style>
    <style:style style:name="P33" style:family="paragraph" style:parent-style-name="Standard" style:list-style-name="L4">
      <style:paragraph-properties fo:text-align="start" style:justify-single-word="false"/>
      <style:text-properties officeooo:rsid="000e54ea" officeooo:paragraph-rsid="000e54ea"/>
    </style:style>
    <style:style style:name="P34" style:family="paragraph" style:parent-style-name="Standard">
      <style:paragraph-properties fo:text-align="start" style:justify-single-word="false"/>
      <style:text-properties officeooo:rsid="000e54ea" officeooo:paragraph-rsid="0010b0f8"/>
    </style:style>
    <style:style style:name="P35" style:family="paragraph" style:parent-style-name="Standard">
      <style:paragraph-properties fo:text-align="start" style:justify-single-word="false"/>
      <style:text-properties officeooo:rsid="000f3257" officeooo:paragraph-rsid="000f3257"/>
    </style:style>
    <style:style style:name="P36" style:family="paragraph" style:parent-style-name="Standard">
      <style:paragraph-properties fo:text-align="start" style:justify-single-word="false"/>
      <style:text-properties officeooo:rsid="0010b0f8" officeooo:paragraph-rsid="0010b0f8"/>
    </style:style>
    <style:style style:name="P37" style:family="paragraph" style:parent-style-name="Standard" style:list-style-name="L10">
      <style:paragraph-properties fo:text-align="start" style:justify-single-word="false"/>
      <style:text-properties officeooo:rsid="0010b0f8" officeooo:paragraph-rsid="0010b0f8"/>
    </style:style>
    <style:style style:name="T1" style:family="text">
      <style:text-properties style:font-name="Abyssinica SIL" fo:font-weight="bold" style:font-weight-asian="bold" style:font-weight-complex="bold"/>
    </style:style>
    <style:style style:name="T2" style:family="text">
      <style:text-properties style:font-name="Abyssinica SIL" fo:font-weight="bold" officeooo:rsid="000f3257" style:font-weight-asian="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style:font-name="Abyssinica SIL" fo:font-weight="bold" style:font-weight-asian="bold" style:font-weight-complex="bold"/>
    </style:style>
    <style:style style:name="T7" style:family="text">
      <style:text-properties style:text-position="0% 100%" fo:font-size="12pt" style:font-size-asian="10.5pt" style:font-size-complex="12pt"/>
    </style:style>
    <style:style style:name="T8" style:family="text">
      <style:text-properties style:text-position="0% 100%" fo:font-size="12pt" officeooo:rsid="000a4826" style:font-size-asian="10.5pt" style:font-size-complex="12pt"/>
    </style:style>
    <style:style style:name="T9" style:family="text">
      <style:text-properties style:text-position="0% 100%" fo:font-size="12pt" officeooo:rsid="000adad4" style:font-size-asian="10.5pt" style:font-size-complex="12pt"/>
    </style:style>
    <style:style style:name="T10" style:family="text">
      <style:text-properties style:text-position="0% 100%" fo:font-size="12pt" officeooo:rsid="00134317" style:font-size-asian="10.5pt" style:font-size-complex="12pt"/>
    </style:style>
    <style:style style:name="T11" style:family="text">
      <style:text-properties style:text-position="0% 100%" fo:font-size="12pt" fo:font-weight="bold" officeooo:rsid="00123a7a" style:font-size-asian="10.5pt" style:font-weight-asian="bold" style:font-size-complex="12pt" style:font-weight-complex="bold"/>
    </style:style>
    <style:style style:name="T12" style:family="text">
      <style:text-properties style:text-position="0% 100%" style:font-name="Liberation Sans" fo:font-size="12pt" fo:font-weight="normal" style:font-size-asian="10.5pt" style:font-weight-asian="normal" style:font-size-complex="12pt" style:font-weight-complex="normal"/>
    </style:style>
    <style:style style:name="T13" style:family="text">
      <style:text-properties style:text-position="0% 100%" style:font-name="Liberation Sans" fo:font-size="12pt" fo:font-weight="normal" officeooo:rsid="000adad4" style:font-size-asian="10.5pt" style:font-weight-asian="normal" style:font-size-complex="12pt" style:font-weight-complex="normal"/>
    </style:style>
    <style:style style:name="T14" style:family="text">
      <style:text-properties style:text-position="0% 100%" style:font-name="Liberation Sans" fo:font-size="12pt" fo:font-weight="normal" officeooo:rsid="000c8b7a" style:font-size-asian="10.5pt" style:font-weight-asian="normal" style:font-size-complex="12pt" style:font-weight-complex="normal"/>
    </style:style>
    <style:style style:name="T15" style:family="text">
      <style:text-properties style:text-position="0% 100%" style:font-name="Liberation Sans" fo:font-size="12pt" fo:font-weight="normal" officeooo:rsid="000dceaf" style:font-size-asian="10.5pt" style:font-weight-asian="normal" style:font-size-complex="12pt" style:font-weight-complex="normal"/>
    </style:style>
    <style:style style:name="T16" style:family="text">
      <style:text-properties style:text-position="0% 100%" style:font-name="Liberation Sans" fo:font-size="12pt" fo:font-weight="normal" officeooo:rsid="000f3257" style:font-size-asian="10.5pt" style:font-weight-asian="normal" style:font-size-complex="12pt" style:font-weight-complex="normal"/>
    </style:style>
    <style:style style:name="T17" style:family="text">
      <style:text-properties style:text-position="0% 100%" style:font-name="Liberation Sans" fo:font-size="12pt" fo:font-weight="normal" officeooo:rsid="0010b0f8" style:font-size-asian="10.5pt" style:font-weight-asian="normal" style:font-size-complex="12pt" style:font-weight-complex="normal"/>
    </style:style>
    <style:style style:name="T18" style:family="text">
      <style:text-properties officeooo:rsid="00093c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DAGE DE L’INFORMATION</text:p>
      <text:p text:style-name="P3">L3 Informatique - 2017/2018</text:p>
      <text:p text:style-name="P3"/>
      <text:p text:style-name="P3">FERNANDES Simon</text:p>
      <text:p text:style-name="P3">PETIT Corentin</text:p>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
      <text:p text:style-name="P5"><text:soft-page-break/><text:span text:style-name="T1">TP1 : Code de Hadamard</text:span></text:p>
      <text:p text:style-name="P5"><text:span text:style-name="T1"/></text:p>
      <text:p text:style-name="P5"><text:span text:style-name="T1">I</text:span><text:span text:style-name="T3">-</text:span> Introduction</text:p>
      <text:p text:style-name="P5"/>
      <text:p text:style-name="P23"><text:tab/>L’objectif de ce TPs est <text:s/>d’écrire l’ensemble des fonctions permettant la mise en œuvre du code de Hadamard.</text:p>
      <text:p text:style-name="P23"><text:tab/>Le code de Hadamard est un code correcteur d’erreur utilisé pour la détection et la correction des erreurs lorsque l’on transmet des messages sur un canal peu fiable.</text:p>
      <text:p text:style-name="P23"><text:tab/><text:span text:style-name="T18">C’</text:span>est un code linéaire utilisant un alphabet binaire qui transforme des messages de taille n en messages de taille 2<text:span text:style-name="T4">n</text:span><text:span text:style-name="T5">. </text:span></text:p>
      <text:p text:style-name="P23"><text:span text:style-name="T5"/></text:p>
      <text:p text:style-name="P7"><text:span text:style-name="T6">II-</text:span><text:span text:style-name="T5"> Fonctionnement</text:span></text:p>
      <text:p text:style-name="P7"><text:span text:style-name="T7"/></text:p>
      <text:p text:style-name="P7"><text:span text:style-name="T7"/></text:p>
      <text:list xml:id="list8308952011412837423" text:style-name="L1">
        <text:list-item>
          <text:p text:style-name="P25"><text:span text:style-name="T13">Initialisation : </text:span></text:p>
        </text:list-item>
      </text:list>
      <text:p text:style-name="P28"><text:span text:style-name="T12">On commence par récupérer le nombre d’utilisateurs et leur message. </text:span><text:span text:style-name="T14">On calcul pour chaque message sa taille, pour faciliter le dés-étalement. On utilise ensuite la fonction TailleHadamard qui calcule le degré de la matrice de Hadamard à générer par rapport au nombre d’utilisateurs, on peut alors générer la matrice et commencer l’émission.</text:span></text:p>
      <text:p text:style-name="P28"><text:span text:style-name="T14"/></text:p>
      <text:list xml:id="list6406717676742409850" text:style-name="L2">
        <text:list-item>
          <text:p text:style-name="P29"><text:span text:style-name="T12">Emission : </text:span></text:p>
        </text:list-item>
      </text:list>
      <text:p text:style-name="P30"><text:span text:style-name="T12">Pour chaque utilisateur, on code chaque bit du message sur tailleHadamard bits. Pour cela, on prend la ligne de la matrice de Hadamard qui correspond à l’utilisateur </text:span><text:span text:style-name="T15">(pour faire simple, on attribue la première ligne au premier utilisateur, la deuxième ligne au deuxième utilisateur, etc). Si le bit du message est positif, on recopie la ligne de la matrice d’Hadamard, s’il est nul, on recopie l’opposé de la ligne de la matrice d’Hadamard. </text:span></text:p>
      <text:p text:style-name="P31"><text:span text:style-name="T15">O</text:span><text:span text:style-name="T12">n additionne chaque message codé ainsi obtenu.</text:span></text:p>
      <text:p text:style-name="P31"><text:span text:style-name="T12"/></text:p>
      <text:p text:style-name="P31"><text:span text:style-name="T12">Exemple : </text:span></text:p>
      <text:p text:style-name="P31"><text:span text:style-name="T12"><text:tab/></text:span></text:p>
      <text:list xml:id="list5692977681124756443" text:style-name="L3">
        <text:list-item>
          <text:p text:style-name="P32"><text:span text:style-name="T12">Canal :</text:span></text:p>
        </text:list-item>
      </text:list>
      <text:p text:style-name="P31"><text:span text:style-name="T12">Ici, le canal est dit parfait, il n’y a aucune perte/modification d’information. Le message qui en sort est le même que celui qui y est rentré.</text:span></text:p>
      <text:p text:style-name="P31"><text:span text:style-name="T12"/></text:p>
      <text:list xml:id="list7803740268277031951" text:style-name="L4">
        <text:list-item>
          <text:p text:style-name="P33"><text:span text:style-name="T12">Récepteur</text:span></text:p>
        </text:list-item>
      </text:list>
      <text:p text:style-name="P31"><text:span text:style-name="T12">Pour retrouver le message d’origine de chaque utilisateur, on prend les tailleHadamard premiers bits du message étalé ( qui correspondent donc au premier bit du message d’origine </text:span><text:span text:style-name="T16">de chaque utilisateur </text:span><text:span text:style-name="T12">) que l’on multiplie par la ligne de la matrice de Hadamard correspondant à l’utilisateur.</text:span></text:p>
      <text:p text:style-name="P31"><text:span text:style-name="T12"/></text:p>
      <text:p text:style-name="P35"><text:span text:style-name="T12">Exemple :</text:span></text:p>
      <text:p text:style-name="P10"><text:span text:style-name="T7"/></text:p>
      <text:p text:style-name="P9"><text:span text:style-name="T9"/></text:p>
      <text:p text:style-name="P9"><text:span text:style-name="T9"><text:tab/><text:tab/></text:span></text:p>
      <text:p text:style-name="P7"><text:span text:style-name="T8"/></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6"><text:soft-page-break/><text:span text:style-name="T1">TP1 : Code </text:span><text:span text:style-name="T2">cyclique</text:span></text:p>
      <text:p text:style-name="P6"><text:span text:style-name="T1"/></text:p>
      <text:p text:style-name="P6"><text:span text:style-name="T1">I</text:span><text:span text:style-name="T3">-</text:span> Introduction</text:p>
      <text:p text:style-name="P6"/>
      <text:p text:style-name="P24"/>
      <text:p text:style-name="P24"><text:tab/></text:p>
      <text:p text:style-name="P8"><text:span text:style-name="T6">II-</text:span><text:span text:style-name="T5"> Fonctionnement</text:span></text:p>
      <text:p text:style-name="P8"><text:span text:style-name="T7"/></text:p>
      <text:p text:style-name="P12"><text:span text:style-name="T7">Code à longueur maximale :</text:span></text:p>
      <text:p text:style-name="P8"><text:span text:style-name="T7"/></text:p>
      <text:list xml:id="list7738302518816445565" text:style-name="L8">
        <text:list-item>
          <text:p text:style-name="P27"><text:span text:style-name="T13">I</text:span><text:span text:style-name="T17">nitialisation : </text:span></text:p>
        </text:list-item>
      </text:list>
      <text:p text:style-name="P26"><text:span text:style-name="T17">On a besoin du registre de départ ( ici {1,1,1,…,1} ) et du polynôme de génération. On demande également la taille de la séquence à générer</text:span></text:p>
      <text:p text:style-name="P26"><text:span text:style-name="T17"/></text:p>
      <text:list xml:id="list7212507535834657379" text:style-name="L10">
        <text:list-item>
          <text:p text:style-name="P37"><text:span text:style-name="T12">Déroulement :</text:span></text:p>
        </text:list-item>
      </text:list>
      <text:p text:style-name="P36"><text:span text:style-name="T12">Jusqu’à ce qu’on ait atteint la taille de séquence désirée, on calcule la nouvelle entrée du code : </text:span></text:p>
      <text:p text:style-name="P36"><text:span text:style-name="T12"><text:tab/>on fait un XOR entre chaque élément du registre précédent par rapport aux degrés du polynôme de génération.</text:span></text:p>
      <text:p text:style-name="P36"><text:span text:style-name="T12"><text:tab/>On décale la séquence d’un bit vers la droite et on ajotue le résultat des XOR en tête.</text:span></text:p>
      <text:p text:style-name="P34"><text:span text:style-name="T12"/></text:p>
      <text:p text:style-name="P11"><text:span text:style-name="T7">Exemple :</text:span></text:p>
      <text:p text:style-name="P13"><text:span text:style-name="T7">Pour le registre de départ {1, 1, 1, 1, 1} et le polynôme de génération [5, 2] . On veut une séquence de longueur 10.</text:span></text:p>
      <text:p text:style-name="P13"><text:span text:style-name="T7"/></text:p>
      <text:p text:style-name="P14"><text:span text:style-name="T7">Code de Gold : </text:span></text:p>
      <text:p text:style-name="P14"><text:span text:style-name="T7"/></text:p>
      <text:list xml:id="list2765825686415955041" text:style-name="L11">
        <text:list-item>
          <text:p text:style-name="P15"><text:span text:style-name="T7">Initialisation :</text:span></text:p>
        </text:list-item>
      </text:list>
      <text:p text:style-name="P14"><text:span text:style-name="T7">On a besoin de deux polynômes de génération différents pour générer deux codes LM </text:span><text:span text:style-name="T11">de même longueur</text:span><text:span text:style-name="T7">.</text:span></text:p>
      <text:p text:style-name="P14"><text:span text:style-name="T7"/></text:p>
      <text:list xml:id="list8568952430337979265" text:style-name="L12">
        <text:list-item>
          <text:p text:style-name="P16"><text:span text:style-name="T7">Déroulement :</text:span></text:p>
        </text:list-item>
      </text:list>
      <text:p text:style-name="P17"><text:span text:style-name="T7">On génère deux codes à longueur maximale puis on fait on fait un XOR entre les deux.</text:span></text:p>
      <text:p text:style-name="P17"><text:span text:style-name="T7"/></text:p>
      <text:p text:style-name="P17"><text:span text:style-name="T7">Code JPL :</text:span></text:p>
      <text:p text:style-name="P17"><text:span text:style-name="T7"/></text:p>
      <text:list xml:id="list1961876957011343148" text:style-name="L13">
        <text:list-item>
          <text:p text:style-name="P18"><text:span text:style-name="T7">Initialisation :</text:span></text:p>
        </text:list-item>
      </text:list>
      <text:p text:style-name="P19"><text:span text:style-name="T7">Le JPL a besoin de </text:span><text:span text:style-name="T10">n</text:span><text:span text:style-name="T7"> codes à longueur maximale dont les longueurs sont premières entre elles. Pour nous faciliter la tache, on crée un tableau de nombres premiers (qui sont nécessairement premiers entre eux) qu’on utilisera pour choisir la longueur de nos codes.</text:span></text:p>
      <text:p text:style-name="P19"><text:span text:style-name="T7">On a également besoin de </text:span><text:span text:style-name="T10">n</text:span><text:span text:style-name="T7"> polynômes de génération.</text:span></text:p>
      <text:p text:style-name="P19"><text:span text:style-name="T7"/></text:p>
      <text:list xml:id="list3752810547795505763" text:style-name="L14">
        <text:list-item>
          <text:p text:style-name="P20"><text:span text:style-name="T7">Déroulement :</text:span></text:p>
        </text:list-item>
      </text:list>
      <text:p text:style-name="P21"><text:span text:style-name="T7">On calcule les n codes à longueurs maximale. On fait ensuite un XOR entre chaque code. </text:span></text:p>
      <text:p text:style-name="P19"><text:span text:style-name="T7"/></text:p>
      <text:p text:style-name="P17"><text:span text:style-name="T7"/></text:p>
      <text:p text:style-name="P13"><text:span text:style-name="T7"/></text:p>
      <text:p text:style-name="P13"><text:span text:style-name="T7"/></text:p>
      <text:p text:style-name="P1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6:05:15.949231763</meta:creation-date>
    <dc:date>2017-12-01T19:27:26.302950940</dc:date>
    <meta:editing-duration>PT33M25S</meta:editing-duration>
    <meta:editing-cycles>3</meta:editing-cycles>
    <meta:generator>LibreOffice/5.1.6.2$Linux_X86_64 LibreOffice_project/10m0$Build-2</meta:generator>
    <meta:document-statistic meta:table-count="0" meta:image-count="0" meta:object-count="0" meta:page-count="3" meta:paragraph-count="47" meta:word-count="552" meta:character-count="3204" meta:non-whitespace-character-count="2687"/>
  </office:meta>
</office:document-meta>
</file>